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007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419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number:date-style style:name="N2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2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20036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3" style:family="table-cell" style:parent-style-name="Default" style:data-style-name="N20037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0" style:family="table-cell" style:parent-style-name="Default" style:data-style-name="N4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3" table:default-cell-style-name="ce10"/>
        <table:table-column table:style-name="co2" table:default-cell-style-name="ce13"/>
        <table:table-column table:style-name="co1" table:number-columns-repeated="2" table:default-cell-style-name="ce10"/>
        <table:table-column table:style-name="co1" table:number-columns-repeated="1017" table:default-cell-style-name="ce14"/>
        <table:table-row table:style-name="ro1">
          <table:table-cell table:style-name="ce8" office:value-type="string" calcext:value-type="string">
            <text:p>Day</text:p>
          </table:table-cell>
          <table:table-cell table:style-name="ce8" office:value-type="string" calcext:value-type="string">
            <text:p>Start</text:p>
          </table:table-cell>
          <table:table-cell table:style-name="ce8" office:value-type="string" calcext:value-type="string">
            <text:p>End</text:p>
          </table:table-cell>
          <table:table-cell table:style-name="ce8" office:value-type="string" calcext:value-type="string">
            <text:p>Duration</text:p>
          </table:table-cell>
          <table:table-cell table:style-name="ce11" office:value-type="string" calcext:value-type="string">
            <text:p>Description</text:p>
          </table:table-cell>
          <table:table-cell table:style-name="ce8" office:value-type="string" calcext:value-type="string">
            <text:p>Total (per day)</text:p>
          </table:table-cell>
          <table:table-cell table:style-name="ce8" office:value-type="string" calcext:value-type="string">
            <text:p>Total (per week)</text:p>
          </table:table-cell>
          <table:table-cell table:style-name="ce8" table:number-columns-repeated="57"/>
          <table:table-cell table:style-name="ce15" table:number-columns-repeated="960"/>
        </table:table-row>
        <table:table-row table:style-name="ro2">
          <table:table-cell table:style-name="ce2" office:value-type="date" office:date-value="2020-04-01" calcext:value-type="date">
            <text:p>01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2]; [.C2]-[.B2]; &quot;&quot;)" office:value-type="time" office:time-value="PT05H30M00S" calcext:value-type="time">
            <text:p>05:30</text:p>
          </table:table-cell>
          <table:table-cell table:style-name="ce5" office:value-type="string" calcext:value-type="string">
            <text:p>* Set up Ubuntu 19.10 VM for experiments</text:p>
            <text:p>* Read “Smashing the stack for fun and profit” (revised version)</text:p>
            <text:p>* Stuck at overflow1.c: esp contains address before buffer instead of in buffer</text:p>
          </table:table-cell>
          <table:table-cell table:number-columns-repeated="1019"/>
        </table:table-row>
        <table:table-row table:style-name="ro3">
          <table:table-cell/>
          <table:table-cell office:value-type="time" office:time-value="PT13H30M00S" calcext:value-type="time">
            <text:p>13:30</text:p>
          </table:table-cell>
          <table:table-cell office:value-type="time" office:time-value="PT15H45M00S" calcext:value-type="time">
            <text:p>15:45</text:p>
          </table:table-cell>
          <table:table-cell table:formula="of:=IF([.C3]; [.C3]-[.B3]; &quot;&quot;)" office:value-type="time" office:time-value="PT02H15M00S" calcext:value-type="time">
            <text:p>02:15</text:p>
          </table:table-cell>
          <table:table-cell office:value-type="string" calcext:value-type="string">
            <text:p>* Fix overflow1.c problem: gcc includes wrong alignment by default (16 bytes), change to 4 bytes by compiler flag</text:p>
            <text:p>* Continue with vulnerable executable and exploits for that</text:p>
            <text:p>* Current problem: exploit2 works better than expected, exploit3 does not work =&gt; evaluate and debug tomorrow</text:p>
          </table:table-cell>
          <table:table-cell table:formula="of:=[.D2]+[.D3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formula="of:=IF([.C4]; [.C4]-[.B4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02" calcext:value-type="date">
            <text:p>02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15M00S" calcext:value-type="time">
            <text:p>12:15</text:p>
          </table:table-cell>
          <table:table-cell table:formula="of:=IF([.C5]; [.C5]-[.B5]; &quot;&quot;)" office:value-type="time" office:time-value="PT05H15M00S" calcext:value-type="time">
            <text:p>05:15</text:p>
          </table:table-cell>
          <table:table-cell office:value-type="string" calcext:value-type="string">
            <text:p>* Install gdb 9.1 from source, as gdb 8.3 included in Ubuntu 19.10 often crashes (known bug fixed in gdb 8.3.1)</text:p>
            <text:p>* Fix problem with exploit3: offset missing</text:p>
            <text:p>* Add exploit4 and eggshell, fix wrong offsets and an iteration bug in eggshell</text:p>
            <text:p>* All executables from the Aleph1 paper are working now!</text:p>
          </table:table-cell>
          <table:table-cell table:style-name="Default"/>
          <table:table-cell table:number-columns-repeated="1018"/>
        </table:table-row>
        <table:table-row table:style-name="ro5">
          <table:table-cell/>
          <table:table-cell office:value-type="time" office:time-value="PT13H15M00S" calcext:value-type="time">
            <text:p>13:15</text:p>
          </table:table-cell>
          <table:table-cell office:value-type="time" office:time-value="PT15H45M00S" calcext:value-type="time">
            <text:p>15:45</text:p>
          </table:table-cell>
          <table:table-cell table:formula="of:=IF([.C6]; [.C6]-[.B6]; &quot;&quot;)" office:value-type="time" office:time-value="PT02H30M00S" calcext:value-type="time">
            <text:p>02:30</text:p>
          </table:table-cell>
          <table:table-cell office:value-type="string" calcext:value-type="string">
            <text:p>* Reorganize directory structure and git repo (preparation for pushing it to a remote repo)</text:p>
            <text:p><text:span text:style-name="T1">* Read papers/articles on stack buffer overflows and shellcodes (</text:span><text:span text:style-name="T1"><text:a xlink:href="http://phrack.org/issues/55/8.html#article" xlink:type="simple">http://phrack.org/issues/55/8.html#article</text:a></text:span><text:span text:style-name="T1"> Frame Pointer overwrite, </text:span><text:span text:style-name="T1"><text:a xlink:href="https://www.win.tue.nl/~aeb/linux/hh/hh-10.html" xlink:type="simple">https://www.win.tue.nl/~aeb/linux/hh/hh-10.html</text:a></text:span><text:span text:style-name="T1"> SBOF, </text:span><text:span text:style-name="T1"><text:a xlink:href="http://phrack.org/issues/57/15.html#article" xlink:type="simple">http://phrack.org/issues/57/15.html#article</text:a></text:span><text:span text:style-name="T1"> alphanumeric shellcode</text:span>)</text:p>
          </table:table-cell>
          <table:table-cell table:formula="of:=[.D5]+[.D6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formula="of:=IF([.C7]; [.C7]-[.B7]; &quot;&quot;)">
            <text:p/>
          </table:table-cell>
          <table:table-cell table:number-columns-repeated="1020"/>
        </table:table-row>
        <table:table-row table:style-name="ro6">
          <table:table-cell table:style-name="ce2" office:value-type="date" office:date-value="2020-04-03" calcext:value-type="date">
            <text:p>03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8]; [.C8]-[.B8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reading the paper on alphanumeric shellcode</text:p>
            <text:p>* Read more papers/presentations (<text:a xlink:href="https://cansecwest.com/core05/memory_vulns_delalleau.pdf" xlink:type="simple">https://cansecwest.com/core05/memory_vulns_delalleau.pdf</text:a> on memory security flaws (e.g. in Linux kernel 2.6))</text:p>
            <text:p>* Keep in mind: The Shellcoder’s Handbook (Anley et al.)</text:p>
            <text:p>* Set up VM for SSH access =&gt; work on host, execute in VM</text:p>
            <text:p>* Start working on 64 bit stack smashing examples according to <text:a xlink:href="https://blog.techorganic.com/2015/04/10/64-bit-linux-stack-smashing-tutorial-part-1/" xlink:type="simple">https://blog.techorganic.com/2015/04/10/64-bit-linux-stack-smashing-tutorial-part-1/</text:a> by superkojiman</text:p>
          </table:table-cell>
          <table:table-cell table:style-name="Default"/>
          <table:table-cell table:number-columns-repeated="1018"/>
        </table:table-row>
        <table:table-row table:style-name="ro4">
          <table:table-cell/>
          <table:table-cell office:value-type="time" office:time-value="PT13H30M00S" calcext:value-type="time">
            <text:p>13:30</text:p>
          </table:table-cell>
          <table:table-cell office:value-type="time" office:time-value="PT14H00M00S" calcext:value-type="time">
            <text:p>14:00</text:p>
          </table:table-cell>
          <table:table-cell table:formula="of:=IF([.C9]; [.C9]-[.B9]; &quot;&quot;)" office:value-type="time" office:time-value="PT00H30M00S" calcext:value-type="time">
            <text:p>00:30</text:p>
          </table:table-cell>
          <table:table-cell office:value-type="string" calcext:value-type="string">
            <text:p>* Continue 64 bit stack smashing</text:p>
          </table:table-cell>
          <table:table-cell table:number-columns-repeated="1019"/>
        </table:table-row>
        <table:table-row table:style-name="ro4">
          <table:table-cell/>
          <table:table-cell office:value-type="time" office:time-value="PT14H20M00S" calcext:value-type="time">
            <text:p>14:20</text:p>
          </table:table-cell>
          <table:table-cell office:value-type="time" office:time-value="PT15H15M00S" calcext:value-type="time">
            <text:p>15:15</text:p>
          </table:table-cell>
          <table:table-cell table:formula="of:=IF([.C10]; [.C10]-[.B10]; &quot;&quot;)" office:value-type="time" office:time-value="PT00H55M00S" calcext:value-type="time">
            <text:p>00:55</text:p>
          </table:table-cell>
          <table:table-cell office:value-type="string" calcext:value-type="string">
            <text:p>* Finish part 1 of the 64 bit stack smashing tutorial</text:p>
          </table:table-cell>
          <table:table-cell table:formula="of:=[.D8]+[.D9]+[.D10]" office:value-type="time" office:time-value="PT06H55M00S" calcext:value-type="time">
            <text:p>06:55</text:p>
          </table:table-cell>
          <table:table-cell table:formula="of:=[.F3]+[.F6]+[.F10]" office:value-type="time" office:time-value="PT22H25M00S" calcext:value-type="time">
            <text:p>22:25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formula="of:=IF([.C11]; [.C11]-[.B1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]; [.C12]-[.B1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]; [.C13]-[.B1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]; [.C14]-[.B1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]; [.C15]-[.B1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]; [.C16]-[.B1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]; [.C17]-[.B1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]; [.C18]-[.B1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]; [.C19]-[.B1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]; [.C20]-[.B2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]; [.C21]-[.B2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]; [.C22]-[.B2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]; [.C23]-[.B2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]; [.C24]-[.B2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]; [.C25]-[.B2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]; [.C26]-[.B2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]; [.C27]-[.B2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]; [.C28]-[.B2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]; [.C29]-[.B2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]; [.C30]-[.B3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]; [.C31]-[.B3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]; [.C32]-[.B3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]; [.C33]-[.B3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]; [.C34]-[.B3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]; [.C35]-[.B3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]; [.C36]-[.B3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7]; [.C37]-[.B3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8]; [.C38]-[.B3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9]; [.C39]-[.B3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0]; [.C40]-[.B4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1]; [.C41]-[.B4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2]; [.C42]-[.B4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3]; [.C43]-[.B4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4]; [.C44]-[.B4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5]; [.C45]-[.B4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6]; [.C46]-[.B4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7]; [.C47]-[.B4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8]; [.C48]-[.B4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49]; [.C49]-[.B4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0]; [.C50]-[.B5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1]; [.C51]-[.B5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2]; [.C52]-[.B5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3]; [.C53]-[.B5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4]; [.C54]-[.B5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5]; [.C55]-[.B5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6]; [.C56]-[.B5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7]; [.C57]-[.B5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8]; [.C58]-[.B5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59]; [.C59]-[.B5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0]; [.C60]-[.B6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1]; [.C61]-[.B6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2]; [.C62]-[.B6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3]; [.C63]-[.B6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4]; [.C64]-[.B6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5]; [.C65]-[.B6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6]; [.C66]-[.B6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7]; [.C67]-[.B6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8]; [.C68]-[.B6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69]; [.C69]-[.B6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0]; [.C70]-[.B7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1]; [.C71]-[.B7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2]; [.C72]-[.B7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3]; [.C73]-[.B7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4]; [.C74]-[.B7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5]; [.C75]-[.B7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6]; [.C76]-[.B7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7]; [.C77]-[.B7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8]; [.C78]-[.B7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79]; [.C79]-[.B7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0]; [.C80]-[.B8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1]; [.C81]-[.B8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2]; [.C82]-[.B8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3]; [.C83]-[.B8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4]; [.C84]-[.B8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5]; [.C85]-[.B8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6]; [.C86]-[.B8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7]; [.C87]-[.B8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8]; [.C88]-[.B8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89]; [.C89]-[.B8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0]; [.C90]-[.B9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1]; [.C91]-[.B9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2]; [.C92]-[.B9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3]; [.C93]-[.B9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4]; [.C94]-[.B9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5]; [.C95]-[.B9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6]; [.C96]-[.B9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7]; [.C97]-[.B9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8]; [.C98]-[.B9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99]; [.C99]-[.B9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0]; [.C100]-[.B10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1]; [.C101]-[.B10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2]; [.C102]-[.B10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3]; [.C103]-[.B10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4]; [.C104]-[.B10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5]; [.C105]-[.B10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6]; [.C106]-[.B10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7]; [.C107]-[.B10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8]; [.C108]-[.B10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09]; [.C109]-[.B10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0]; [.C110]-[.B11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1]; [.C111]-[.B11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2]; [.C112]-[.B11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3]; [.C113]-[.B11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4]; [.C114]-[.B11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5]; [.C115]-[.B11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6]; [.C116]-[.B11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7]; [.C117]-[.B11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8]; [.C118]-[.B11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19]; [.C119]-[.B11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0]; [.C120]-[.B12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1]; [.C121]-[.B12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2]; [.C122]-[.B12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3]; [.C123]-[.B12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4]; [.C124]-[.B12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5]; [.C125]-[.B12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6]; [.C126]-[.B12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7]; [.C127]-[.B12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8]; [.C128]-[.B12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29]; [.C129]-[.B12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0]; [.C130]-[.B13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1]; [.C131]-[.B13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2]; [.C132]-[.B13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3]; [.C133]-[.B13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4]; [.C134]-[.B13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5]; [.C135]-[.B13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6]; [.C136]-[.B13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7]; [.C137]-[.B13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8]; [.C138]-[.B13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39]; [.C139]-[.B13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0]; [.C140]-[.B14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1]; [.C141]-[.B14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2]; [.C142]-[.B14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3]; [.C143]-[.B14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4]; [.C144]-[.B14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5]; [.C145]-[.B14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6]; [.C146]-[.B14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7]; [.C147]-[.B14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8]; [.C148]-[.B14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49]; [.C149]-[.B14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0]; [.C150]-[.B15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1]; [.C151]-[.B15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2]; [.C152]-[.B15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3]; [.C153]-[.B15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4]; [.C154]-[.B15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5]; [.C155]-[.B15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6]; [.C156]-[.B15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7]; [.C157]-[.B15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8]; [.C158]-[.B15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59]; [.C159]-[.B15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0]; [.C160]-[.B16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1]; [.C161]-[.B16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2]; [.C162]-[.B16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3]; [.C163]-[.B16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4]; [.C164]-[.B16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5]; [.C165]-[.B16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6]; [.C166]-[.B16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7]; [.C167]-[.B16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8]; [.C168]-[.B16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69]; [.C169]-[.B16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0]; [.C170]-[.B17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1]; [.C171]-[.B17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2]; [.C172]-[.B17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3]; [.C173]-[.B17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4]; [.C174]-[.B17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5]; [.C175]-[.B17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6]; [.C176]-[.B17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7]; [.C177]-[.B17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8]; [.C178]-[.B17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79]; [.C179]-[.B17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0]; [.C180]-[.B18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1]; [.C181]-[.B18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2]; [.C182]-[.B18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3]; [.C183]-[.B18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4]; [.C184]-[.B18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5]; [.C185]-[.B18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6]; [.C186]-[.B18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7]; [.C187]-[.B18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8]; [.C188]-[.B18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89]; [.C189]-[.B18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0]; [.C190]-[.B19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1]; [.C191]-[.B19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2]; [.C192]-[.B19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3]; [.C193]-[.B19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4]; [.C194]-[.B19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5]; [.C195]-[.B19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6]; [.C196]-[.B19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7]; [.C197]-[.B19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8]; [.C198]-[.B19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199]; [.C199]-[.B19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0]; [.C200]-[.B20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1]; [.C201]-[.B20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2]; [.C202]-[.B20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3]; [.C203]-[.B20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4]; [.C204]-[.B20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5]; [.C205]-[.B20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6]; [.C206]-[.B20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7]; [.C207]-[.B20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8]; [.C208]-[.B20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09]; [.C209]-[.B20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0]; [.C210]-[.B21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1]; [.C211]-[.B21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2]; [.C212]-[.B21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3]; [.C213]-[.B21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4]; [.C214]-[.B21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5]; [.C215]-[.B21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6]; [.C216]-[.B21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7]; [.C217]-[.B21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8]; [.C218]-[.B21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19]; [.C219]-[.B21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0]; [.C220]-[.B22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1]; [.C221]-[.B22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2]; [.C222]-[.B22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3]; [.C223]-[.B22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4]; [.C224]-[.B22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5]; [.C225]-[.B22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6]; [.C226]-[.B22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7]; [.C227]-[.B22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8]; [.C228]-[.B22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29]; [.C229]-[.B22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0]; [.C230]-[.B23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1]; [.C231]-[.B23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2]; [.C232]-[.B23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3]; [.C233]-[.B23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4]; [.C234]-[.B23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5]; [.C235]-[.B23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6]; [.C236]-[.B23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7]; [.C237]-[.B23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8]; [.C238]-[.B23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39]; [.C239]-[.B23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0]; [.C240]-[.B24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1]; [.C241]-[.B24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2]; [.C242]-[.B24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3]; [.C243]-[.B24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4]; [.C244]-[.B24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5]; [.C245]-[.B24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6]; [.C246]-[.B24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7]; [.C247]-[.B24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8]; [.C248]-[.B24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49]; [.C249]-[.B24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0]; [.C250]-[.B25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1]; [.C251]-[.B25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2]; [.C252]-[.B25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3]; [.C253]-[.B25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4]; [.C254]-[.B25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5]; [.C255]-[.B25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6]; [.C256]-[.B25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7]; [.C257]-[.B25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8]; [.C258]-[.B25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59]; [.C259]-[.B25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0]; [.C260]-[.B26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1]; [.C261]-[.B26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2]; [.C262]-[.B26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3]; [.C263]-[.B26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4]; [.C264]-[.B26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5]; [.C265]-[.B26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6]; [.C266]-[.B26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7]; [.C267]-[.B26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8]; [.C268]-[.B26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69]; [.C269]-[.B26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0]; [.C270]-[.B27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1]; [.C271]-[.B27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2]; [.C272]-[.B27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3]; [.C273]-[.B27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4]; [.C274]-[.B27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5]; [.C275]-[.B27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6]; [.C276]-[.B27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7]; [.C277]-[.B27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8]; [.C278]-[.B27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79]; [.C279]-[.B27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0]; [.C280]-[.B28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1]; [.C281]-[.B28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2]; [.C282]-[.B28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3]; [.C283]-[.B28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4]; [.C284]-[.B28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5]; [.C285]-[.B28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6]; [.C286]-[.B28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7]; [.C287]-[.B28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8]; [.C288]-[.B28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89]; [.C289]-[.B28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0]; [.C290]-[.B29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1]; [.C291]-[.B29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2]; [.C292]-[.B29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3]; [.C293]-[.B29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4]; [.C294]-[.B29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5]; [.C295]-[.B29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6]; [.C296]-[.B29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7]; [.C297]-[.B29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8]; [.C298]-[.B29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299]; [.C299]-[.B29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0]; [.C300]-[.B30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1]; [.C301]-[.B30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2]; [.C302]-[.B30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3]; [.C303]-[.B30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4]; [.C304]-[.B30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5]; [.C305]-[.B30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6]; [.C306]-[.B30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7]; [.C307]-[.B30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8]; [.C308]-[.B30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09]; [.C309]-[.B30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0]; [.C310]-[.B31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1]; [.C311]-[.B31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2]; [.C312]-[.B31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3]; [.C313]-[.B31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4]; [.C314]-[.B31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5]; [.C315]-[.B31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6]; [.C316]-[.B31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7]; [.C317]-[.B31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8]; [.C318]-[.B31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19]; [.C319]-[.B31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0]; [.C320]-[.B32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1]; [.C321]-[.B32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2]; [.C322]-[.B32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3]; [.C323]-[.B32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4]; [.C324]-[.B32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5]; [.C325]-[.B32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6]; [.C326]-[.B32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7]; [.C327]-[.B32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8]; [.C328]-[.B32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29]; [.C329]-[.B32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0]; [.C330]-[.B33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1]; [.C331]-[.B33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2]; [.C332]-[.B33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3]; [.C333]-[.B33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4]; [.C334]-[.B33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5]; [.C335]-[.B33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6]; [.C336]-[.B33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7]; [.C337]-[.B33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8]; [.C338]-[.B33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39]; [.C339]-[.B33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0]; [.C340]-[.B34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1]; [.C341]-[.B34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2]; [.C342]-[.B34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3]; [.C343]-[.B34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4]; [.C344]-[.B34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5]; [.C345]-[.B34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6]; [.C346]-[.B34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7]; [.C347]-[.B34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8]; [.C348]-[.B34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49]; [.C349]-[.B34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0]; [.C350]-[.B35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1]; [.C351]-[.B35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2]; [.C352]-[.B35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3]; [.C353]-[.B35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4]; [.C354]-[.B35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5]; [.C355]-[.B35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6]; [.C356]-[.B35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7]; [.C357]-[.B35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8]; [.C358]-[.B35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59]; [.C359]-[.B35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0]; [.C360]-[.B36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1]; [.C361]-[.B36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2]; [.C362]-[.B362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3]; [.C363]-[.B363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4]; [.C364]-[.B364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5]; [.C365]-[.B365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6]; [.C366]-[.B366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7]; [.C367]-[.B367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8]; [.C368]-[.B368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69]; [.C369]-[.B369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70]; [.C370]-[.B370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71]; [.C371]-[.B371]; &quot;&quot;)">
            <text:p/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IF([.C372]; [.C372]-[.B372]; &quot;&quot;)">
            <text:p/>
          </table:table-cell>
          <table:table-cell table:number-columns-repeated="1020"/>
        </table:table-row>
        <table:table-row table:style-name="ro4" table:number-rows-repeated="104820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 number:title="User-defined">
      <number:day number:style="long"/>
      <number:text>/</number:text>
      <number:month number:style="long"/>
      <number:text>/</number:text>
      <number:year number:style="long"/>
    </number:date-style>
    <number:date-style style:name="N126">
      <number:day-of-week number:style="long"/>
      <number:text>, </number:text>
      <number:day number:style="long"/>
      <number:text>/</number:text>
      <number:month number:style="long"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/00/0000</text:date>, <text:time style:data-style-name="N2" text:time-value="07:24:35.7109967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1T07:45:16</meta:creation-date>
    <dc:language>en-US</dc:language>
    <dc:date>2020-04-03T15:22:17.065615469</dc:date>
    <meta:editing-cycles>29</meta:editing-cycles>
    <meta:editing-duration>PT12H49S</meta:editing-duration>
    <meta:generator>LibreOffice/6.4.2.2$Linux_X86_64 LibreOffice_project/40$Build-2</meta:generator>
    <meta:document-statistic meta:table-count="1" meta:cell-count="406" meta:object-count="0"/>
  </office:meta>
</office:document-meta>
</file>